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T1" style:family="text">
      <style:text-properties fo:font-size="18pt" fo:language="en" fo:country="US" style:font-size-asian="18pt" style:font-size-complex="18pt"/>
    </style:style>
    <style:style style:name="T2" style:family="text">
      <style:text-properties fo:font-size="14pt" fo:language="en" fo:country="US" style:font-size-asian="14pt" style:font-size-complex="14pt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cm" fo:end-indent="0.376cm"/>
          <style:column style:rel-width="32768*" fo:start-indent="0.376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Standard" loext:marker-style-name="T2"><text:span text:style-name="T1">TITULO</text:span><text:span text:style-name="T2"/></text:p>
        <text:p text:style-name="Standard" loext:marker-style-name="T2"><text:span text:style-name="T2">vestido de “Spiderman”; Raúl, de “bruja malvada”; y Pepi, iba de “Sol”. Daba mucha risa verles vestidos</text:span><text:span text:style-name="T2"/></text:p>
        <text:p text:style-name="P1" loext:marker-style-name="T2"/>
        <text:p text:style-name="Standard" loext:marker-style-name="T2"><text:span text:style-name="T2">de esa manera; sobre todo conociendo a Raúl, que suele ser el más gruñón de la clase.</text:span><text:span text:style-name="T2"/></text:p>
        <text:p text:style-name="P1" loext:marker-style-name="T2"/>
        <text:p text:style-name="Standard" loext:marker-style-name="T2"><text:span text:style-name="T2">A mi no me hace mucha gracia disfrazarme, no me divierto y me siento muy ridículo. Mis amigos se</text:span><text:span text:style-name="T2"/></text:p>
        <text:p text:style-name="P1" loext:marker-style-name="T2"/>
        <text:p text:style-name="Standard" loext:marker-style-name="T2"><text:span text:style-name="T2">empeñaron bastante y me vestí de marioneta, pero no tenía gracia. Algunos maestros también se han</text:span><text:span text:style-name="T2"/></text:p>
        <text:p text:style-name="P1" loext:marker-style-name="T2"/>
        <text:p text:style-name="Standard" loext:marker-style-name="T2"><text:span text:style-name="T2">puesto máscaras: el director, don Clemente, iba vestido con un traje corto de marinero; la señorita</text:span><text:span text:style-name="T2"/></text:p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P1" loext:marker-style-name="T2"/>
        <text:p text:style-name="Standard" loext:marker-style-name="T2"><text:span text:style-name="T2">TITOL</text:span><text:span text:style-name="T2"/></text:p>
        <text:p text:style-name="Standard" loext:marker-style-name="T2"><text:span text:style-name="T2">iba de “Sol”. Daba mucha risa verles vestidos</text:span><text:span text:style-name="T2"/></text:p>
        <text:p text:style-name="P1" loext:marker-style-name="T2"/>
        <text:p text:style-name="Standard" loext:marker-style-name="T2"><text:span text:style-name="T2">de esa manera; sobre todo conociendo a Raúl, que suele ser el más gruñón de la clase.</text:span><text:span text:style-name="T2"/></text:p>
        <text:p text:style-name="P1" loext:marker-style-name="T2"/>
        <text:p text:style-name="Standard" loext:marker-style-name="T2"><text:span text:style-name="T2">A mi no me hace mucha gracia disfrazarme, no me divierto y me siento muy ridículo. Mis amigos se</text:span><text:span text:style-name="T2"/></text:p>
        <text:p text:style-name="P1" loext:marker-style-name="T2"/>
        <text:p text:style-name="Standard" loext:marker-style-name="T2"><text:span text:style-name="T2">empeñaron bastante y me vestí de marioneta, pero no tenía gracia. Algunos maestros también se han</text:span><text:span text:style-name="T2"/></text:p>
        <text:p text:style-name="P1" loext:marker-style-name="T2"/>
        <text:p text:style-name="Standard" loext:marker-style-name="T2"><text:span text:style-name="T2">puesto máscaras: el director, don Clemente, iba vestido con un traje corto de marinero; la señorita</text:span><text:span text:style-name="T2"/></text:p>
        <text:p text:style-name="P1" loext:marker-style-name="T2"/>
        <text:p text:style-name="Standard" loext:marker-style-name="T2"><text:span text:style-name="T2">Josefina, de mariposa; y el de Música, de pescador.</text:span><text:span text:style-name="T2"/></text:p>
        <text:p text:style-name="P1" loext:marker-style-name="T2"/>
        <text:p text:style-name="Standard" loext:marker-style-name="T2"><text:span text:style-name="T2">A veces pienso que hay muchos niños que no pueden disfrutar como yo de una escuela y una familia y</text:span><text:span text:style-name="T2"/></text:p>
        <text:p text:style-name="Standard" loext:marker-style-name="T2"><text:span text:style-name="T2">me pongo muy triste.</text:span><text:span text:style-name="T2"/></text:p>
        <text:p text:style-name="P1" loext:marker-style-name="T2"/>
        <text:p text:style-name="Standard" loext:marker-style-name="T2"><text:bookmark text:name="_GoBack"/><text:span text:style-name="T2">Recuerdo lo que leí en mi último libro, en el capítulo que hablaba de un niño que</text:span><text:span text:style-name="T2"/></text:p>
        <text:p text:style-name="Standard" loext:marker-style-name="T2"><text:span text:style-name="T2">perdió a su madre en un accidente de tráfico. Me dio mucha pena y fui a abrazar muy fuerte a mi madre</text:span><text:span text:style-name="T2"/></text:p>
        <text:p text:style-name="Standard" loext:marker-style-name="T2"><text:span text:style-name="T2">y a mi hermano que estaban sentados viendo la “tele”.</text:span><text:span text:style-name="T2"/></text:p>
        <text:p text:style-name="Standard" loext:marker-style-name="T2"><text:soft-page-break/><text:span text:style-name="T2">Bueno, hasta mañana.</text:span><text:span text:style-name="T2"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s" fo:country="ES" style:letter-kerning="false" style:font-name-asian="宋体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_20__28_WW_29_" style:display-name="Default Paragraph Font (WW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0:38:00</meta:creation-date>
    <meta:initial-creator>joan</meta:initial-creator>
    <dc:creator>joan</dc:creator>
    <dc:date>2023-11-27T11:09:50</dc:date>
    <meta:editing-cycles>1</meta:editing-cycles>
    <meta:editing-duration>PT31M</meta:editing-duration>
    <meta:generator>LibreOffice/7.6.2.1$Windows_X86_64 LibreOffice_project/56f7684011345957bbf33a7ee678afaf4d2ba333</meta:generator>
    <meta:document-statistic meta:table-count="0" meta:image-count="0" meta:object-count="0" meta:page-count="2" meta:paragraph-count="19" meta:word-count="248" meta:character-count="1337" meta:non-whitespace-character-count="1108"/>
    <meta:user-defined meta:name="KSOProductBuildVer">1033-11.1.0.11708</meta:user-defined>
    <meta:template xlink:type="simple" xlink:actuate="onRequest" xlink:title="Normal.dotm" xlink:href=""/>
  </office:meta>
</office:document-meta>
</file>